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group.op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tgroup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Rese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OnSubmi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Chang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grou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group.optgroup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optgroup( String label ,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Selec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